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0bc21c" officeooo:paragraph-rsid="000bc21c" style:font-name-asian="Gentium Book Plus"/>
    </style:style>
    <style:style style:name="P2" style:family="paragraph" style:parent-style-name="Standard">
      <style:paragraph-properties fo:margin-top="0cm" fo:margin-bottom="0.199cm" style:contextual-spacing="false"/>
      <style:text-properties style:font-name="Gentium Book Plus" officeooo:rsid="000bc21c" officeooo:paragraph-rsid="00108d90" style:font-name-asian="Gentium Book Plus"/>
    </style:style>
    <style:style style:name="P3" style:family="paragraph" style:parent-style-name="Standard">
      <style:paragraph-properties fo:margin-top="0cm" fo:margin-bottom="0.199cm" style:contextual-spacing="false"/>
      <style:text-properties style:font-name="Gentium Book Plus" officeooo:rsid="000bc21c" officeooo:paragraph-rsid="00131f77" style:font-name-asian="Gentium Book Plus"/>
    </style:style>
    <style:style style:name="P4" style:family="paragraph" style:parent-style-name="Standard">
      <style:paragraph-properties fo:margin-top="0cm" fo:margin-bottom="0.199cm" style:contextual-spacing="false"/>
      <style:text-properties style:font-name="Gentium Book Plus" officeooo:rsid="000bc21c" officeooo:paragraph-rsid="001af616" style:font-name-asian="Gentium Book Plus"/>
    </style:style>
    <style:style style:name="P5" style:family="paragraph" style:parent-style-name="Standard">
      <style:paragraph-properties fo:margin-top="0cm" fo:margin-bottom="0.199cm" style:contextual-spacing="false"/>
      <style:text-properties style:font-name="Gentium Book Plus" officeooo:rsid="000bc21c" officeooo:paragraph-rsid="001b439d" style:font-name-asian="Gentium Book Plus"/>
    </style:style>
    <style:style style:name="P6" style:family="paragraph" style:parent-style-name="Standard">
      <style:paragraph-properties fo:margin-top="0cm" fo:margin-bottom="0.199cm" style:contextual-spacing="false" fo:text-align="start" style:justify-single-word="false" style:writing-mode="lr-tb"/>
      <style:text-properties fo:language="en" fo:country="US" officeooo:paragraph-rsid="001dee12"/>
    </style:style>
    <style:style style:name="P7" style:family="paragraph" style:parent-style-name="Standard">
      <style:paragraph-properties fo:margin-top="0cm" fo:margin-bottom="0.199cm" style:contextual-spacing="false" fo:text-align="start" style:justify-single-word="false" style:writing-mode="lr-tb"/>
      <style:text-properties fo:language="en" fo:country="US" officeooo:paragraph-rsid="00231bfb"/>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US" officeooo:paragraph-rsid="002414d3"/>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US" officeooo:paragraph-rsid="00265400"/>
    </style:style>
    <style:style style:name="P10" style:family="paragraph" style:parent-style-name="Standard">
      <style:paragraph-properties fo:margin-top="0cm" fo:margin-bottom="0.199cm" style:contextual-spacing="false" fo:text-align="start" style:justify-single-word="false" style:writing-mode="lr-tb"/>
      <style:text-properties fo:language="en" fo:country="US" officeooo:paragraph-rsid="002a7157"/>
    </style:style>
    <style:style style:name="T1" style:family="text">
      <style:text-properties officeooo:rsid="000edf71"/>
    </style:style>
    <style:style style:name="T2" style:family="text">
      <style:text-properties officeooo:rsid="00108d90"/>
    </style:style>
    <style:style style:name="T3" style:family="text">
      <style:text-properties officeooo:rsid="00131f77"/>
    </style:style>
    <style:style style:name="T4" style:family="text">
      <style:text-properties officeooo:rsid="00159664"/>
    </style:style>
    <style:style style:name="T5" style:family="text">
      <style:text-properties officeooo:rsid="00165140"/>
    </style:style>
    <style:style style:name="T6" style:family="text">
      <style:text-properties officeooo:rsid="00178bbf"/>
    </style:style>
    <style:style style:name="T7" style:family="text">
      <style:text-properties officeooo:rsid="0018e386"/>
    </style:style>
    <style:style style:name="T8" style:family="text">
      <style:text-properties officeooo:rsid="001b439d"/>
    </style:style>
    <style:style style:name="T9" style:family="text">
      <style:text-properties style:font-name="Gentium Book Plus1" style:font-name-asian="Gentium Book Plus2"/>
    </style:style>
    <style:style style:name="T10" style:family="text">
      <style:text-properties style:font-name="Gentium Book Plus1" officeooo:rsid="001dee12" style:font-name-asian="Gentium Book Plus2"/>
    </style:style>
    <style:style style:name="T11" style:family="text">
      <style:text-properties style:font-name="Gentium Book Plus1" officeooo:rsid="001f9958" style:font-name-asian="Gentium Book Plus2"/>
    </style:style>
    <style:style style:name="T12" style:family="text">
      <style:text-properties style:font-name="Gentium Book Plus1" officeooo:rsid="0020d40c" style:font-name-asian="Gentium Book Plus2"/>
    </style:style>
    <style:style style:name="T13" style:family="text">
      <style:text-properties style:font-name="Gentium Book Plus1" officeooo:rsid="00220a41" style:font-name-asian="Gentium Book Plus2"/>
    </style:style>
    <style:style style:name="T14" style:family="text">
      <style:text-properties style:font-name="Gentium Book Plus1" officeooo:rsid="00231bfb" style:font-name-asian="Gentium Book Plus2"/>
    </style:style>
    <style:style style:name="T15" style:family="text">
      <style:text-properties style:font-name="Gentium Book Plus1" officeooo:rsid="00237d6f" style:font-name-asian="Gentium Book Plus2"/>
    </style:style>
    <style:style style:name="T16" style:family="text">
      <style:text-properties style:font-name="Gentium Book Plus1" officeooo:rsid="002414d3" style:font-name-asian="Gentium Book Plus2"/>
    </style:style>
    <style:style style:name="T17" style:family="text">
      <style:text-properties style:font-name="Gentium Book Plus1" officeooo:rsid="00245625" style:font-name-asian="Gentium Book Plus2"/>
    </style:style>
    <style:style style:name="T18" style:family="text">
      <style:text-properties style:font-name="Gentium Book Plus1" officeooo:rsid="002516e3" style:font-name-asian="Gentium Book Plus2"/>
    </style:style>
    <style:style style:name="T19" style:family="text">
      <style:text-properties style:font-name="Gentium Book Plus1" officeooo:rsid="00265400" style:font-name-asian="Gentium Book Plus2"/>
    </style:style>
    <style:style style:name="T20" style:family="text">
      <style:text-properties style:font-name="Gentium Book Plus1" officeooo:rsid="0028116d" style:font-name-asian="Gentium Book Plus2"/>
    </style:style>
    <style:style style:name="T21" style:family="text">
      <style:text-properties style:font-name="Gentium Book Plus1" officeooo:rsid="0029cb02" style:font-name-asian="Gentium Book Plus2"/>
    </style:style>
    <style:style style:name="T22" style:family="text">
      <style:text-properties style:font-name="Gentium Book Plus1" officeooo:rsid="002a7157" style:font-name-asian="Gentium Book Plus2"/>
    </style:style>
    <style:style style:name="T23" style:family="text">
      <style:text-properties style:font-name="Gentium Book Plus1" officeooo:rsid="002c58de" style:font-name-asian="Gentium Book Plus2"/>
    </style:style>
    <style:style style:name="T24" style:family="text">
      <style:text-properties style:font-name="Gentium Book Plus1" officeooo:rsid="002ceea0" style:font-name-asian="Gentium Book Plus2"/>
    </style:style>
    <style:style style:name="T25" style:family="text">
      <style:text-properties style:font-name="Gentium Book Plus1" officeooo:rsid="002d5689" style:font-name-asian="Gentium Book Plus2"/>
    </style:style>
    <style:style style:name="T26" style:family="text">
      <style:text-properties style:font-name="Gentium Book Plus1" officeooo:rsid="002f40e3" style:font-name-asian="Gentium Book Plus2"/>
    </style:style>
    <style:style style:name="T27" style:family="text">
      <style:text-properties style:font-name="Gentium Book Plus1" officeooo:rsid="0031df74" style:font-name-asian="Gentium Book Plus2"/>
    </style:style>
    <style:style style:name="T28" style:family="text">
      <style:text-properties officeooo:rsid="002456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On avait un oncle — l’un des fils de ma grand-mère maternelle — qu’on appelait <text:span text:style-name="T1">Gesso /</text:span>kɤ˧zo#˥/. Son nom complet, c'était Gesso Ci’er /kɤ˧zo˧-tsʰɯ˩ɻ̩˩/. Lui, autrefois, il faisait du commerce par caravane! On lui confiait la conduite de caravanes entre Yongning et Lhasa, pour le compte du seigneur de Yongning. Nous autres, les enfants, on participait aux préparatifs, avant le départ des caravanes. On préparait de la farine de céréales pour la nourriture des chevaux. Si on partait pour une durée d'un mois, il fallait de la farine pour les chevaux pour tout un mois! (Note: il pouvait s'agir de diverses céréales: maïs, blé, sorgho…) Et la caravane emportait tout ça. Quand on revenait de Lhasa, on rapportait du thé, et aussi du beurre. On ramenait ces produits-là à dos d'animaux jusqu'à Yongning; certains d’entre eux, on les vendait sur place, et d’autres étaient expédiés depuis Yongning vers d’autres destinations.</text:p>
      <text:p text:style-name="P1">Mon oncle, on le désignait comme « chef de caravane », autrefois! On parlait du « chef de caravane », et des « palefreniers ». Les caravaniers les plus doués, ils chevauchaient l’une des deux montures de tête, et ils portaient le titre de « chef de caravane ». (Note: ils avaient <text:span text:style-name="T1">entre autres</text:span> responsabilités celle du choix des marchandises achetées à destination, avec le produit de la vente de ce que la caravane avait apporté. Les deux chevaux qui marchaient en tête étaient magnifiquement bridés et décorés.) Quant aux palefreniers, c'étaient des assistants. C’était un statut prestigieux, d’être chef de caravane! Les gens disaient: « Oh! Voyez, il est en tête de la caravane! Ce sont les Latami qui dirigent la caravane! » On les appelait « les voyageurs », ceux qui partaient en caravane, autrefois! C’est à eux qu’on devait le thé et le beurre, précieuses denrées qui venaient garnir les réserves à la maison! </text:p>
      <text:p text:style-name="P1">L’absence des caravaniers pouvait durer un mois, ou juste une vingtaine de jours. Par exemple, on partait dans le Sichuan, vers Xichang; on chargeait du beurre et du thé sur les chevaux, et on allait vendre tout ça dans le Sichuan, autrefois! Ca prenait un mois. </text:p>
      <text:p text:style-name="P1">Quand ils revenaient à la maison, ils nous ramenaient toutes sortes de cadeaux, à nous qui étions restés à la maison! Pour un enfant: une paire de vêtements! Pour sa mère: des vêtements, une jupe! Pour sa petite sœur: une jupe! Pour sa sœur aînée: une jupe! Nous les filles, on n'était que trois, dans ma génération. Les trois sortes de cadeaux pour les femmes de la maison, c’étaient des robes, des chemises, et des ceintures de tissu. Et aussi la coiffe en fils tressés, qui sert à attacher la chevelure! On parlait de « rapporter des coiffes du Sichuan ». Autrefois, à part celles qui venaient du Sichuan, les coiffes, ici, il n'en existait pas! Et pour les demoiselles de la noblesse, autrefois, c’était un accessoire indispensable. Les gens qui allaient dans le Sichuan, on leur demandait d'acheter des coiffes! des coiffes en satin! Nous autres, autrefois, on portait le costume na. De nos jours, on ne le porte plus, mais moi, j’en possède encore un, n'est-ce pas! Or le satin dont on se servait pour confectionner le costume na, il était acheté dans le Sichuan (=dans la région de Xichang). Pour quelqu'un qu'on aimait bien, on rapportait des cadeaux, par exemple une longue coiffe en satin! (Note: sa longueur pouvait atteindre vingt mètres; on l'enroulait <text:span text:style-name="T1">sur le haut de la tête</text:span>.) « Eeeeh! Vous autres, votre grand frère va revenir! » disait-on aux femmes dont un frère était parti en caravane. « Il va vous ramener des coiffes en satin! » Voilà ce qu'on disait, quand une caravane était partie au Sichuan! Alors, l'homme qui était parti avec les caravanes ramenait à chacun un petit quelque chose.</text:p>
      <text:p text:style-name="P1"><text:soft-page-break/>Du Sichuan, on ramenait aussi du riz! On transportait du riz, et on le donnait au seigneur, qui commanditait les caravanes. Ou alors, si on avait un peu d'argent, on achetait une mule, puis un cheval, et on organisait sa propre caravane! (Explication: l’espoir des caravaniers employés par le seigneur était d’épargner de l'argent pour s'acheter <text:span text:style-name="T1">leurs</text:span> propres chevaux, et se mettre à <text:span text:style-name="T1">leur</text:span> compte. Pendant la courte époque où le commerce de Lhasa vers Lijiang eut une importance considérable, cette activité occupait parfois la majorité des hommes d'une famille: par exemple, dans une famille qui comptait trois hommes valides, un seul restait à Yongning pour les travaux des champs, et les deux autres faisaient du commerce en caravane.) </text:p>
      <text:p text:style-name="P1">Les caravanes, il y a des chansons qui en parlent. On chantait: « Je rapporte du thé des pays lointains; mais de retour à la maison, j’apprends que ma mère est morte tandis que j’étais au loin! Quelle tristesse, et à quoi bon de bonnes choses que ma mère n’est plus là pour partager! » Et encore: « Il est bien doux de boire son content d’infusion de pivoine, et de thé; mais si ma mère est morte tandis que j'étais au loin, alors à quoi bon, quel plaisir pourrait-on encore y trouver? » Cette chanson, elle évoque les racines de pivoine qu’on allait déterrer en montagne, et qu’on utilisait quand on n’avait pas de thé à la maison. Dans le temps j’en préparais souvent pour ma mère, des décoctions des copeaux séchés de bulbes de pivoine. Voilà ce que disait la chanson: « Si on n’est pas en compagnie de sa mère, des gens qu'on aime, comment pourrait-on savourer le plaisir des infusions de pivoine! Or voilà que ma mère est morte; alors à quoi bon! » </text:p>
      <text:p text:style-name="P1">Les caravaniers, autrefois, ils ramenaient des tissus. Il y en avait des pièces toutes blanches, très longues, mesure après mesure! Avec deux mesures, on ne pouvait faire qu'une seule robe. Lorsqu'on achetait du tissu, c'est comme ça qu'on raisonnait: on calculait combien de robes on voulait en tirer, et il fallait le double de mesures de tissu. Pendant ce temps, les gens au village disaient: « Aaaah! Ceux qui sont partis vers le Sichuan, ils vont ramener de quoi faire des robes! » Les jeunes filles, si elles avaient un bon ami parmi les hommes qui étaient partis en caravane, il leur ramenait des cadeaux! On disait aux jeunes femmes: « Eeeeh! Vous autres, votre ami va revenir! Vous allez pouvoir changer de vêtement! » </text:p>
      <text:p text:style-name="P2"><text:span text:style-name="T2">Ah, hm</text:span>m, j’ai oublié quelque chose. Le Sichuan, on allait aussi y faire le commerce du sel, n'est-ce pas! La ville de Yenge /jɤ˧ŋɤ˧/ <text:span text:style-name="T2">[</text:span>=Chengdu<text:span text:style-name="T2">]</text:span>, c'est quoi son nom actuel? Moi je ne sais pas comment on l’appelle de nos jours! Eh bien, cet endroit, Yenge /jɤ˧ŋɤ˧/, les caravanes s’y rendaient fréquemment. Et aussi à <text:span text:style-name="T2">Hoddi /</text:span>ho˧di˧/ <text:span text:style-name="T2">[les régions chinoises (Han) du</text:span> Sichuan: Yanyuan, <text:span text:style-name="T2">Yanbian, </text:span>Xichang…<text:span text:style-name="T2">]</text:span>. Il y avait aussi une destination qui s'appelait Adizzee /ə˧ti˥-dzi˩/ [Weixi 维西].</text:p>
      <text:p text:style-name="P1">L'aîné des oncles, comme je disais, il portait le titre de « chef de caravane »! (mot tibétain : tshong pa ཚང་པ) C'est l'équivalent de ce qu'on appellerait aujourd'hui « le patron » (mot chinois: 老板), n'est-ce pas! Il guidait toute la caravane, tout le monde le suivait! Quant à l'oncle cadet, qui s'appelait Daeshi Baepae /ʈæ˧ʂɯ˧-pæ˩pʰæ˩/, on le chargeait du rôle de palefrenier! Il mettait les charges sur les chevaux; et il était aussi chargé de mener paître les chevaux. Le soir, on dormait là où les chevaux étaient parvenus. Le chef de caravane, il était dispensé des corvées effectuées par les palefreniers; il se reposait sous sa tente. On dépliait les tentes, on empilait les selles! Si le trajet durait un mois, on habitait tout un mois sous la tente! Voilà comment se <text:soft-page-break/>passait un trajet en caravane. Les sacs en cuir, qu’on utilisait pour le transport, il y en avait de gigantesques!</text:p>
      <text:p text:style-name="P1">Nous, les femmes, autrefois, on tissait le lin; et les hommes allaient vendre les tissus de lin dans le Sichuan. À chaque fois que les caravaniers partaient, ils emportaient tout le tissu de lin qu'on avait fabriqué. Ca ne se vendait pas bien cher. Voici ce que disait le proverbe: « Le Sichuan, on y perd nos tissus de lin; Lhasa, on y perd nos fils! » Autrefois, quand il partait à Lhasa, votre fils, il n'en revenait pas! Et le tissu de lin, quand les caravanes l’emportaient vers le Sichuan, c'est comme si on l’avait jeté par la fenêtre: on n'en retirait presque aucun argent! (Explication: le tissu de lin partait pour le Sichuan, où il n’était guère prisé et se vendait à bas prix; ce commerce ne rapportait que de maigres sommes d'argent. Les fils partaient à Lhasa pour s'accomplir comme prêtres, ou pour faire du commerce, et beaucoup n'en revenaient pas ou ne revenaient que bien longtemps après, car un marchand ne revenait de Lhasa qu'après avoir fait fortune, et un bonze qu'après avoir acquis la notoriété, faute de quoi la crainte de faire honte à leur famille les dissuadait de revenir. Le chemin était long et ardu; beaucoup n'avaient pas les moyens d'entreprendre le voyage de retour, et demeuraient à Lhasa; d'autres disparaissaient en chemin.) « On perd son tissu de lin dans le Sichuan; et son fils à Lhasa! » Voilà ce que disait le proverbe. Autrefois, les femmes, elles <text:span text:style-name="T28">fil</text:span>aient <text:span text:style-name="T28">le lin </text:span>jusque tard dans la nuit. Certaines s'endormaient au travail; leur tête venait donner contre le montant du métier à tisser, boum! et le choc les réveillait; alors elles se remettaient à filer le lin, filer encore et toujours. Tout ça pour que ce soit ensuite vendu dans le Sichuan!</text:p>
      <text:p text:style-name="P1">Ceux qui ne pouvaient pas y aller eux-mêmes, qui n'avaient pas dans leur famille d’hommes qui participaient aux caravanes, ils confiaient les tissus aux caravaniers, qui avec le profit de la vente leur achetaient des tissus de coton. Autrefois, tout le coton qu'on portait à Yongning venait du Sichuan!</text:p>
      <text:p text:style-name="P1">Le tissu de lin, il y en avait des piles haut comme ça! On le pliait, couche sur couche, encore et encore. On en tissait des quantités! C'était la seule chose qu’on avait à vendre! Les voyageurs, après avoir vendu le lin, ils ramenaient du tissu de coton. Il me semble qu'il y avait aussi de la soie parmi les choses qu'ils ramenaient de <text:span text:style-name="T3">Yenge /</text:span>jɤ˧ŋɤ˧/ <text:span text:style-name="T3">[</text:span>Chengdu<text:span text:style-name="T3">]</text:span>. Pour le petit frère, mon oncle ramenait un habit masculin, en soie! (Note: c'était un vêtement que les hommes portaient à partir de <text:span text:style-name="T3">treize</text:span> ans: <text:span text:style-name="T3">une</text:span> veste serrée à la ceinture, qu'on portait par-dessus la chemise, dans les grandes occasions: mariage, invitations…) À nous autres, les trois enfants qui n'av<text:span text:style-name="T3">ions</text:span> pas encore treize ans, il donnait une robe en soie. Ca ressemblait au vêtement de soie des dames qu'on voit à la télévision, dans les films historiques! Autre élément de costume, les chaussures. Elles étaient en cuir, cousues avec soin. Il y en avait de vraiment magnifiques! Elles n'étaient pas comme celles d'aujourd'hui!</text:p>
      <text:p text:style-name="P3">On nous disait: « Eh bien! Vous voici comblés! Votre oncle chef de caravane va revenir, et il va vous donner des vêtements neufs! » Autrefois, l'oncle, qu'est-ce qu'il était généreux envers nous! Il nous achetait toutes sortes de cadeaux. Les neveux et nièces qui avaient un oncle talentueux, ils recevaient de lui de beaux vêtements, autrefois, et aussi de bien bonnes choses à manger! L'oncle était aussi très généreux avec les gens pauvres: il les accueillait à la maison.</text:p>
      <text:p text:style-name="P3"><text:soft-page-break/>Les chevaux, il en avait dix. Deux personnes de la famille partaient en caravane: il y en avait un qui jouait le rôle de palefrenier, et un qui était chef de caravane. C'est qu'ils conduisaient pas moins de dix chevaux! Si une seule personne y allait, elle conduisait quatre chevaux. Si on conduisait huit chevaux, là, on y allait à deux, et alors il y avait deux pal<text:span text:style-name="T3">e</text:span>freniers, et deux chefs de caravane. Arrivés à la ville, les palefreniers s’occupaient des chevaux, tandis que les chefs de caravane se promenaient par la ville et faisaient des achats. C’est eux qui annonçaient: « Ce soir, on fera étape à <text:span text:style-name="T3">Loshu </text:span>/lo˧ʂv̩˩/! (=Luoshui, au bord du Lac) Demain, on parviendra à <text:span text:style-name="T3">Luggu /</text:span>lo˧gv̩˩/ (Ninglang)! »</text:p>
      <text:p text:style-name="P3">Autrefois, quand on se mettait en route depuis Yongning, on passait la nuit à <text:span text:style-name="T3">Luggu /</text:span>lo˧gv̩˩/ (Ninglang). Quand on se mettait en route depuis Ninglang, on passait la nuit à Bae’ercho /pæ˧ɻæ˩-ʈʂʰo˩/ (红桥). De là, on ne peut parvenir que jusqu'à <text:span text:style-name="T3">Luggu </text:span>(Ninglang) en une journée de marche. De Yongning à Ninglang, le trajet comportait trois étapes, autrefois! On passait trois nuits en route! (Note: autrefois, il fallait trois jours entre Ninglang et Yongning; sept jours entre Lijiang et Yongning; trois mois entre Yongning et Lhasa.) </text:p>
      <text:p text:style-name="P3">Au déjeuner, on ôtait leur selle aux chevaux, et on les menait paître. À nouveau, le soir, on leur ôtait leur selle; on préparait le campement. Des hôtels comme maintenant, ça n'existait pas! On dormait en pleine montagne, au bord du chemin, et voilà tout! Autrefois, on n'empruntait pas le même itinéraire que maintenant. (Note: la route actuelle traverse le fleuve Yangtze nettement plus en aval que là où les caravaniers qui allaient de Lijiang à Yongning le passaient autrefois.) On revenait en passant par le glacier de Lijiang (=l'actuelle mont Yulong). On vous faisait passer par un pont de corde au-dessus du Yangtze. Les chevaux, on les attachait avec un accessoire en bois qui coulissait sur le pont de corde. Une fois le cheval bien accroché, Vzzzt!!! on le lançait sur la corde au-dessus du fleuve. De l'autre côté, sur la falaise, quelqu’un agrippait le cheval. La glissière en bois, on la renvoyait par l'autre pont de corde, dont l'inclinaison permettait le passage dans l'autre sens; et ainsi de suite. C’est ça qu’on appelait « passer le Yangtze », autrefois! « Eeeh! Ce soir, les caravaniers, ils vont parvenir au Yangtze! » se racontaient les membres de la famille restés à la maison. Les femmes de la famille, elles comptaient les jours! « Ils doivent être parvenus ici, ils doivent être parvenus là; en tant de jours, ils seront ici, puis là, puis là… » <text:span text:style-name="T4">L</text:span>es téléphones comme maintenant, ça n'existait pas! S'ils ne revenaient pas, quelques jours après la date escomptée pour le retour, la famille commençait à s'inquiéter. « Hélas! Seraient-ils tombés dans une attaque de brigands? Hélas! Mon fils ne revient pas! » Sa mère était très inquiète! Elle courait de droite et de gauche, et s'enquérait: « Il paraît que quelques personnes du village de <text:span text:style-name="T4">Ggae’er /</text:span>gæ˧ɻæ˩/ [village proche de Yongning] faisaient partie de la même caravane; sont-elles revenues? » Ensuite elle repartait à la course, à nouveau elle posait des questions aux femmes des diverses maisonnées! On demandait des nouvelles aux gens qu'on connaissait, aux amis! Si on est parti ensemble, et que tu es rentré en premier, c'est à toi que ma famille demandera des nouvelles, n'est-ce pas. Si c'est moi qui reviens en premier, c'est à moi qu'on demande! Finalement, quelqu'un qui venait de rentrer donnait des nouvelles: « Ils seront ici d'ici ce soir! Ne vous faites pas de souci, allez! » </text:p>
      <text:p text:style-name="P1"><text:soft-page-break/>Mon oncle qui s'appelait <text:span text:style-name="T4">Gesso</text:span>, il était chef de caravane, c'est lui qui était chargé des achats, et qui portait l'argent! L'oncle qui s'appelait <text:span text:style-name="T5">Baepae </text:span>/pæ˩pʰæ˧˥/, il était rudement habile, lui aussi! Il prenait soin des chevaux. Ils allaient à Lhasa, et puis à Xichang, Yanyuan… Nous autres, autrefois, quand on ne savait pas où quelqu'un était parti au juste [dans le Sichuan ou le Yunnan: Chengdu, Xichang, Kunming…], on disait: « Il est parti dans les contrées chinoises! Ce coup-ci, ils sont partis prendre une cargaison de riz! » C'est qu'autrefois, à Yongning, il n'y avait pas de riz! On n'avait que le riz qui était amené par caravane depuis les contrées chinoises. Mais le seigneur, avec l'aide des Chinois, il a compris petit à petit: quelques familles de Chinois se sont installés; et comme ils plantaient quelques parcelles de riz, ça s'est transmis de proche en proche: vous, vous plantez une parcelle; nous; on plante une parcelle; et ainsi de suite. Voilà comment cette culture s'est répandue! </text:p>
      <text:p text:style-name="P1">Les chevaux, dans une caravane, il pouvait y en avoir trente, quarante, cinquante à la file! Dans la plaine de Yongning, il y avait une troupe de chevaux qui appartenait aux gens du village de Khaeqie /qʰæ˧tɕʰi˧/; une à nous, les gens de <text:span text:style-name="T6">Alawua /</text:span>ə˧lɑ˧-ʁwɤ˧/; une des gens du village de <text:span text:style-name="T6">Ggae’er /</text:span>gæ˧ɻæ˩/! une des gens de la montagne de Langua /lɑ˧ŋwɤ˧/! une des gens du village de <text:span text:style-name="T6">Zhosh</text:span><text:span text:style-name="T7">i</text:span><text:span text:style-name="T6"> </text:span>/ʈʂo˧ʂɯ#˥/! On se connaissait, on était amis, on se comprenait bien, alors on partait ensemble, en une même troupe. Les chevaux se suivaient, en une longue file, leurs clochettes faisaient « gling, gling, gling! » Les clochettes qu’ils avaient au poitrail faisaient « ding, ding, ding! » et les cloches faisaient des « Dooong, dooong, dooong! » (Note: les mules portaient des cloches qui rendaient un son plus grave.) Nous autres, les gens de la maisonnée, à l'approche de notre caravane, avant même qu'elle soit parvenue dans la vallée, on la reconnaissait à son bruit particulier! On disait: « Ooh! Les voilà, ils arrivent! Ooh! On entend les cloches du cheval de tête! » </text:p>
      <text:p text:style-name="P4">C'était mon oncle aîné, le frère aîné de ma mère, qui conduisait les chevaux, et mon oncle cadet l'aidait. Quand ils étaient partis en caravane, sur le chemin, ils savaient qu'à tel ou tel endroit on courait le risque de rencontrer des brigands; ainsi prévenus, ils parvenaient à déjouer les brigands! (Note: les brigands connaissaient les caravaniers; ils choisissaient à qui ils s'attaquaient; certains caravaniers qui entretenaient de bonnes relations avec les chefs des brigands étaient épargnés; des brigands qui s'en seraient pris à eux auraient eu affaire à leurs chefs.)</text:p>
      <text:p text:style-name="P1">Autrefois, quand on passait le Yangtze, les brigands vous dévalisaient, et emportaient tout avec eux! Le cheval revenait à vide! (Les brigands volaient toutes les marchandises, et laissaient souvent repartir les chevaux; il était difficile de faire du recel et de la revente de chevaux, car les convois de chevaux ne passaient pas inaperçus, et les montures pouvaient être reconnues, tandis que les marchandises pouvaient aisément être maquillées, l'argent enfoui…) Autrefois, les chevaux de ma famille, on nous en a dérobé cinq! Voilà comment ça s’est passé. Une famille a employé un de mes oncles, pour partir en caravane; ça devait être des gens de <text:span text:style-name="T8">Luggu /</text:span>lo˧gv̩˩/ (Ninglang)! Ils avaient engagé cinq hommes, et ils étaient partis avec dix chevaux. Eh bien, les brigands, ils ont volé le tout! On n’a rien pu faire! (Datation approximative des événements: vers 1960. <text:span text:style-name="T8">L</text:span>a locutrice avait déjà une dizaine d'années. <text:span text:style-name="T8">E</text:span>lle s'en souvient car son oncle, <text:span text:style-name="T8">second de la </text:span><text:soft-page-break/><text:span text:style-name="T8">fratrie,</text:span> lui avait promis de petites babioles en argent, et la nièce triste et déçue se souvient de son retour sans fanfare.) Ca nous a flanqué une belle frousse! Voici ce que disait ma grand-mère: « Perdre de l'argent, ça n'est pas grave, mais si je perds mes fils…! » On a rassemblé tous les gens du village pour aller à la recherche de mon oncle. À la nuit, il est revenu. Il n'avait pas ses vêtements, il était tout nu! Il avait dû leur donner jusqu'à sa culotte! Les bandits avaient complètement épluché les gens de la caravane, et ils avaient emporté leurs vêtements! Ils avaient aussi emmené tous les chevaux.</text:p>
      <text:p text:style-name="P1">Alors l’aîné des oncles a dit: « N'ayez crainte, n'ayez crainte! Moi, je vais racheter autant de choses qu’il en a été perdues! » (Note: parmi les marchandises de la caravane, il y en avait qui appartenaient à la famille: la cargaison de cinq des chevaux.) Et ensuite, vrai de vrai, il a racheté une cargaison, et il est parti la vendre, pour tourner la page de ce triste épisode. </text:p>
      <text:p text:style-name="P5">Je réfléchis… Adizzee /ə˧ti˥dzi˩/ <text:span text:style-name="T8">[Weixi]</text:span>, c'était où, va savoir! Moi, je ne sais pas! Adizzee… Quand on allait à Adizzee, est-ce qu'on ne revenait pas par le Yangtze? Est-ce que ce serait l'endroit qu'on appelle « Baoshan »? <text:span text:style-name="T8">A</text:span>ujourd'hui, on parle de « Baoshan » [宝山] et « Fengke » [奉科], en chinois! Cet endroit-là, celui qu'on appelait Adizzee /ə˧ti˥dzi˩/, autrefois, on y faisait un commerce fabuleux! On parlait des « vêtements de Adizzee ». Des tissus de coton, dont on ramenait de grandes quantités. Les femmes de Yongning, elles en achetaient! Il y avait aussi les ceintures de Adizzee. <text:span text:style-name="T8">U</text:span>ne ceinture, ça se vendait une pièce d'argent, d'autrefois! Alors, ça, ça avait vraiment de la valeur! Une jupe, ça coûtait précisément trois pièces d'argent! Un lot de dix bols, ça valait deux pièces d'argent! Pour donner un ordre d’idées, une famille qui avait rassemblé dix pièces d'argent à la maison, ça lui suffisait pour manger en abondance toute cette année-là. À l’époque, qui donc avait de l'argent par liasses entières, comme de nos jours? </text:p>
      <text:p text:style-name="P5">Autrefois, ils allaient partout, les caravaniers! Notamment à Muli. La famille du seigneur de Muli, on les appelait « les Guca /kv̩˧tsʰɑ˥$/ de Muli »! Autrefois, on connaissait le seigneur du monastère de Yongning; il connaissait les qualités des hommes de notre famille, et il a décidé de mettre mon oncle au service du seigneur de Muli, au service de la famille Guca /kv̩˧tsʰɑ˥$/! (Résumé de cette histoire: <text:span text:style-name="T8">u</text:span>n des oncles de <text:span text:style-name="T8">la narratrice</text:span> a été <text:span text:style-name="T8">envoyé auprès du</text:span> seigneur de Muli par le seigneur de Yongning, pour être à son service; mais après sept ans, il est revenu à Yongning. À son retour il parlait couramment la langue pumi.) C’est que les seigneurs de Muli et du monastère étaient liés par des liens familiaux! Les seigneurs de Muli, et ceux du monastère de Yongning, ils étaient comme des frères! (Ils étaient notamment liés par des alliances familiales; d'après les souvenirs de la locutrice, une princesse de Yongning avait épousé un seigneur de Muli.) Ils étaient solidaires, ils s'épaulaient en cas de besoin! Par exemple, s'il y a beaucoup de gens par chez moi, je t'offre des sujets! Voilà comment des sujets du seigneur de Yongning pouvaient être mis au service du seigneur de Muli. C'est comme ça que mon oncle, autrefois, a été envoyé servir un temps les seigneurs de Muli. Là-bas, mon oncle a conduit des caravanes pour ce seigneur. Quand il revenait en caravane, il donnait au seigneur du monastère de Yongning ce qu'il avait rapporté; et à leur tour, les seigneurs du monastère expédiaient ces marchandises vers d'autres destinations. Une fois l'expédition en caravane terminée, il retournait jouer son rôle de sujet des seigneurs de Muli. </text:p>
      <text:p text:style-name="P1"><text:soft-page-break/>Mais mon oncle a conté fleurette aux jeunes filles, à ce qu'on raconte! et notamment à une bonne amie du seigneur de Muli. Alors, le seigneur de Muli s'est fâché, et il l'a renvoyé à Yongning! Il a voulu le rendre au seigneur du monastère de Yongning. Mais mon oncle a dit: « Ah non, ça ne marche pas comme ça! Je ne veux pas être le sujet du seigneur du monastère de Yongning, pas plus que du seigneur de Muli! Je vais former ma propre caravane! » Ce que disant, il est parti conduire ses propres caravanes! Dans notre village, des gens qui conduisaient les caravanes, il n'y avait que mon oncle, c’était le seul. Toutes les familles du village, celles qui avaient un cheval, elles venaient lui demander: « Oncle, s'il vous plaît! Oncle Gesso, veuillez conduire notre cheval, chargé de ses marchandises! On vous en prie! On partagera les bénéfices avec vous! Vous achèterez du sel et nous le ramènerez, vous achèterez du thé et le ramènerez! » Et ils lui confiaient leur cheval chargé de marchandises. Les gens comme lui, eh bien, aujourd'hui, on les désignerait comme des « patrons »! (mot chinois: 老板, auréolé d'un grand prestige dans la Chine du début du XXIe siècle.)</text:p>
      <text:p text:style-name="P1">Autrefois, c'était vraiment l'époque des caravanes! Personne ne restait chez lui à ne rien faire. Tous les hommes valides couraient les routes, avec les caravanes! Pendant la saison des pluies, les hommes restaient à Yongning avec leurs bêtes, et les femmes coupaient du foin pour les chevaux, elles prenaient soin de bien nourrir les chevaux! (Explication: pendant la saison des pluies, on ne se déplaçait guère; les caravanes ne se déplaçaient que pendant la saison sèche, où les chemins étaient plus pratiquables: de septembre/octobre à avril/mai.) Les caravaniers, ils faisaient vraiment un travail épuisant, n'est-ce pas! Voilà comment ça se passait, dans le temps!</text:p>
      <text:p text:style-name="P1"/>
      <text:p text:style-name="P1"/>
      <text:p text:style-name="P1"/>
      <text:p text:style-name="P6" loext:marker-style-name="T9"><text:span text:style-name="T9">In the old days... We had an uncle - one of my maternal grandmother's sons - who was called Gesso /kɤ˧zo#˥/. His full name was Gesso Ci'er /kɤ˧zo˧-tsʰɯ˩ɻ̩˩/. He used to trade by caravan! He was entrusted with driving caravans between Yongning and Lhasa, on behalf of the lord of Yongning. We children helped with the preparations before the caravans left. We prepared cereal flour to feed the horses. If </text:span><text:span text:style-name="T10">they</text:span><text:span text:style-name="T9"> were leaving for a month, </text:span><text:span text:style-name="T10">they</text:span><text:span text:style-name="T9"> needed flour for the horses for a whole month! (Note: this could be a variety of cereals: maize, wheat, sorghum, etc.) And the caravan would take all this with it. When </text:span><text:span text:style-name="T10">they</text:span><text:span text:style-name="T9"> came back from Lhasa, </text:span><text:span text:style-name="T10">they</text:span><text:span text:style-name="T9"> brought back tea and butter. Some of these products were sold on the spot, and others were shipped from Yongning to other destinations.</text:span></text:p>
      <text:p text:style-name="P6" loext:marker-style-name="T9"><text:span text:style-name="T9">My uncle used to be known as the “caravan leader”! We used to talk about the “caravan leader” and the “grooms”. The most gifted caravaneers rode one of the two lead mounts, and bore the title of “caravan leader</text:span><text:span text:style-name="T10">s</text:span><text:span text:style-name="T9">”. (Note: one of their responsibilities was to select the goods to be purchased at destination, with the proceeds from the sale of what the caravan had brought with it. The two horses at the head of the caravan were magnificently bridled and decorated.) As for the grooms, they were assistants. It was a prestigious position to be a caravan leader! People would say: “Oh, look, he's at the head of the caravan! It's the Latami who lead the caravan!” </text:span><text:soft-page-break/><text:span text:style-name="T9">They were called “the travellers”, the ones who used to go off in caravans! It was to them that we owed our tea and butter, the precious foodstuffs that filled the stores at home! </text:span></text:p>
      <text:p text:style-name="P6" loext:marker-style-name="T9"><text:span text:style-name="T9">The caravaneers' absence could last a month, or just twenty days. For example, </text:span><text:span text:style-name="T11">they</text:span><text:span text:style-name="T9">'d leave for Sichuan, towards Xichang; we'd load butter and tea onto the horses, and then </text:span><text:span text:style-name="T11">they would </text:span><text:span text:style-name="T9">go and sell it all in Sichuan, in the old days! It took a month. </text:span></text:p>
      <text:p text:style-name="P6" loext:marker-style-name="T9"><text:span text:style-name="T9">When they came home, they brought all sorts of presents for us who'd stayed at home! For a child: a pair of clothes! For his mother: clothes and a skirt! For his little sister: a skirt! For his elder sister: a skirt! There were only three of us girls in my generation. The three kinds of gifts for the women of the house were dresses, shirts and cloth belts. And the braided headdress, used to tie up the hair! We used to talk about “bringing back headdresses from Sichuan”. In the old days, </text:span><text:span text:style-name="T12">without headdresses brought back </text:span><text:span text:style-name="T9">from Sichuan, </text:span><text:span text:style-name="T12">we would</text:span><text:span text:style-name="T9"> </text:span><text:span text:style-name="T12">simply have had </text:span><text:span text:style-name="T9">no headdresses </text:span><text:span text:style-name="T12">at all over </text:span><text:span text:style-name="T9">here! </text:span><text:span text:style-name="T12">F</text:span><text:span text:style-name="T9">or the ladies of the nobility, they used to be an essential accessory. People who went to Sichuan were asked to buy headdresses! </text:span><text:span text:style-name="T12">S</text:span><text:span text:style-name="T9">atin headdresses! We used to wear the </text:span><text:span text:style-name="T12">N</text:span><text:span text:style-name="T9">a costume. Nowadays, we don't wear </text:span><text:span text:style-name="T12">it</text:span><text:span text:style-name="T9"> any more, but I still own one, don't I! The satin used to make the </text:span><text:span text:style-name="T12">N</text:span><text:span text:style-name="T9">a costume was bought in Sichuan </text:span><text:span text:style-name="T12">[</text:span><text:span text:style-name="T9">in the Xichang region</text:span><text:span text:style-name="T12">]</text:span><text:span text:style-name="T9">. For someone they liked, they would bring back gifts, such as a long satin headdress. (Note: it could be up to twenty metres long; it was wrapped around the top of the head.) “Eeeeh! Your big brother's coming back,” we'd say to the women whose brother had left on a caravan. “He's going to bring you satin headdresses!” That's what they used to say when a caravan went to Sichuan! </text:span><text:span text:style-name="T12">T</text:span><text:span text:style-name="T9">he man who had gone with the caravans would bring back a little something for everyone.</text:span></text:p>
      <text:p text:style-name="P6" loext:marker-style-name="T9"><text:span text:style-name="T9">Rice was also brought back from Sichuan! Rice was transported and given to the lord, who ordered the caravans. Or, if you had a bit of money, you bought a mule, then a horse, and organi</text:span><text:span text:style-name="T12">z</text:span><text:span text:style-name="T9">ed your own caravan! (Explanation: the hope of the caravaneers employed by the lord was to save money to buy their own horses and set up on their own. During the short period when trade from Lhasa to Lijiang was of considerable importance, this activity sometimes occupied the majority of the men in a family: for example, in a family with three able-bodied men, only one stayed in Yongning to work in the fields, and the other two traded in caravans.) </text:span></text:p>
      <text:p text:style-name="P6" loext:marker-style-name="T9"><text:span text:style-name="T9">There are songs about caravans. We used to sing: “I'm bringing back tea from faraway lands; but on my return home, I learn that my mother died while I was away! How sad, and what good are good things when my mother is no longer here to share them?” And again: “It's very sweet to drink your fill of peony infusion and tea; but if my mother died while I was far away, then what's the point, what pleasure could there be in it?” This song evokes the peony roots we used to dig up in the mountains and use when we didn't have tea at home. I used to make </text:span><text:span text:style-name="T12">this sort of drink</text:span><text:span text:style-name="T9"> for my mother, a decoction of dried peony bulb shavings. </text:span><text:span text:style-name="T12">Here</text:span><text:span text:style-name="T9"> is what the song said: “If you're not </text:span><text:span text:style-name="T12">together with</text:span><text:span text:style-name="T9"> your mother, </text:span><text:span text:style-name="T12">with</text:span><text:span text:style-name="T9"> the people you love, how can you </text:span><text:span text:style-name="T12">enjoy</text:span><text:span text:style-name="T9"> the pleasure of peony infusions? </text:span><text:span text:style-name="T12">N</text:span><text:span text:style-name="T9">ow my mother's dead, so what's the point?” </text:span></text:p>
      <text:p text:style-name="P6" loext:marker-style-name="T9"><text:span text:style-name="T10">C</text:span><text:span text:style-name="T9">aravaneers used to bring back cloth. There were pieces that were all white, very long, measure after measure! With two measures </text:span><text:span text:style-name="T13">of fabric</text:span><text:span text:style-name="T9">, you could only make one dress. When we bought fabric, </text:span><text:span text:style-name="T13">here i</text:span><text:span text:style-name="T9">s how we </text:span><text:span text:style-name="T13">planned</text:span><text:span text:style-name="T9">: we calculated how many dresses we wanted to make, and we </text:span><text:soft-page-break/><text:span text:style-name="T13">knew we’d </text:span><text:span text:style-name="T9">need twice as many measures of fabric. In the meantime, people in the village would say: “Aaaah! those who've gone to Sichuan, they're going to bring back enough to make dresses!” </text:span><text:span text:style-name="T13">If young women</text:span><text:span text:style-name="T9"> had a good friend among the men who had left in the caravan, he would bring them back gifts! The young women were told: “Eeeeh! Your friend is coming back! You'll be able to change your clothes!”</text:span></text:p>
      <text:p text:style-name="P7" loext:marker-style-name="T9"><text:span text:style-name="T9">Ah, hmm, I forgot something. </text:span><text:span text:style-name="T14">W</text:span><text:span text:style-name="T9">e used to trade salt </text:span><text:span text:style-name="T14">in Sichuan, </text:span><text:span text:style-name="T9">too, didn't we! The city of Yenge /jɤ˧ŋɤ˧/ [=Chengdu], what's its current name? I don't know what it's called these days! Well, this place, Yenge /jɤ˧ŋɤ˧/, the caravans went there frequently. And also to Hoddi /ho˧di˧/ [the (Han) Chinese regions of Sichuan: Yanyuan, Yanbian, Xichang...]. There was also a destination called Adizzee /ə˧ti˥-dzi˩/ [Weixi 维西].</text:span></text:p>
      <text:p text:style-name="P6" loext:marker-style-name="T9"><text:span text:style-name="T9">The eldest uncle, as I was saying, had the title of “caravan leader”! (Tibetan word: tshong pa ཚང་པ) It's the equivalent of what we'd call “the boss” today (Chinese word: 老板), isn't it! He led the whole caravan, everyone followed him! As for the younger uncle, whose name was Daeshi Baepae /ʈæ˧ʂɯ˧-pæ˩pʰæ˩/, he was given the role of groom. He put the loads on the horses, and he was also in charge of leading the horses to pasture. In the evening, we slept where the horses had reached. The caravan leader was exempt from the chores carried out by the grooms; he rested in his tent. Tents were unfolded and saddles stacked! If the journey lasted a month, you lived in a tent for a whole month! That's what a caravan journey was like. The leather bags used for transport were gigantic!</text:span></text:p>
      <text:p text:style-name="P8" loext:marker-style-name="T9"><text:span text:style-name="T9">We women used to weave linen, and the men would go and sell the linen cloth in Sichuan. Every time the caravaneers left, they took with them all the linen cloth we'd made. It didn't sell for much. Here's what the proverb said: “</text:span><text:span text:style-name="T15">We give up our linen to</text:span><text:span text:style-name="T9"> Sichuan, </text:span><text:span text:style-name="T15">and we give up our sons to </text:span><text:span text:style-name="T9">Lhasa!” In the old days, when your son went to Lhasa, he wouldn't come back! And when the caravans took the linen fabric to Sichuan, it was as if it had been thrown out of the window: there was hardly any money to be made! (Explanation: the linen fabric was taken to Sichuan, where it was not highly prized, </text:span><text:span text:style-name="T16">so it got</text:span><text:span text:style-name="T9"> sold at low prices; this trade brought in </text:span><text:span text:style-name="T16">very little</text:span><text:span text:style-name="T9"> money. The sons left for Lhasa to become priests or to trade, and many did not return for a long time, </text:span><text:span text:style-name="T16">or </text:span><text:span text:style-name="T9">did not return </text:span><text:span text:style-name="T16">at all. A</text:span><text:span text:style-name="T9"> merchant did not return from Lhasa until he had made a fortune, and a monk did not return until he </text:span><text:span text:style-name="T16">had reached a prestigious rank</text:span><text:span text:style-name="T9">, otherwise the fear of bringing shame on their family dissuaded them from returning. The journey was long and arduous; many did not have the means to undertake the return journey, and remained in Lhasa; others disappeared on the way.) “</text:span><text:span text:style-name="T15">We give up our linen to</text:span><text:span text:style-name="T9"> Sichuan, </text:span><text:span text:style-name="T15">and we give up our sons to </text:span><text:span text:style-name="T9">Lhasa!” That's what the proverb says. In the old days, women used to </text:span><text:span text:style-name="T17">spin </text:span><text:span text:style-name="T18">linen </text:span><text:span text:style-name="T17">thread</text:span><text:span text:style-name="T9"> late into the night. Some of them would fall asleep at work; their heads would bang against the </text:span><text:span text:style-name="T17">frame</text:span><text:span text:style-name="T9"> of the loom, </text:span><text:span text:style-name="T20">thud</text:span><text:span text:style-name="T9">! and the shock would wake them up; then they'd go back to spinning linen </text:span><text:span text:style-name="T18">thread</text:span><text:span text:style-name="T9">, </text:span><text:span text:style-name="T18">on and on</text:span><text:span text:style-name="T9">. All to be sold in Sichuan!</text:span></text:p>
      <text:p text:style-name="P9" loext:marker-style-name="T9"><text:span text:style-name="T9">Those who couldn't go themselves, who didn't have any men in their family who took part in the caravans, entrusted the fabrics to the caravaneers, who bought them cotton fabrics with the </text:span><text:span text:style-name="T19">money</text:span><text:span text:style-name="T9"> from the sale. In the past, all the cotton worn in Yongning came from Sichuan!</text:span></text:p>
      <text:p text:style-name="P6" loext:marker-style-name="T9"><text:soft-page-break/><text:span text:style-name="T9">There were piles of linen cloth this high! We folded it, layer upon layer, over and over again. We wove </text:span><text:span text:style-name="T19">big </text:span><text:span text:style-name="T9">quantities of it. It was the only thing we had to sell! After selling the linen, the travellers would bring back cotton cloth. I think there was also silk among the things they brought back from Yenge /jɤ˧ŋɤ˧/ [Chengdu]. For my little brother, my uncle would bring back a man's outfit, made of silk! (Note: this was a garment that men wore from the age of thirteen: a jacket tied at the waist, worn over the shirt, on special occasions: weddings, invitations...) To the rest of us, the three children who weren't yet thirteen, he would give a silk dress. It resembled the silk dress worn by the ladies you see on television in historical films! Another part of the costume was the shoes. They were made of leather and carefully sewn. They were truly magnificent! They weren't like </text:span><text:span text:style-name="T19">those there are nowad</text:span><text:span text:style-name="T9">ays!</text:span></text:p>
      <text:p text:style-name="P6" loext:marker-style-name="T9"><text:span text:style-name="T9">We were told: “Well! You've got your wish! Your uncle, the caravan leader, is coming back and he's going to give you some new clothes!” Uncle used to be so generous to us! He bought us all sorts of presents. The nephews and nieces who had a talented uncle used to get beautiful clothes from him, and good food too! The uncle was also very generous with poor people: he welcomed them into his home.</text:span></text:p>
      <text:p text:style-name="P6" loext:marker-style-name="T9"><text:span text:style-name="T9">He had ten horses. Two members of the family went off in caravans: one was the groom and the other was the caravan leader. They drove no less than ten horses! If one person went, he drove four horses. If you were driving eight horses, two of you would go, and then there would be two grooms and two caravan leaders. When they got to the town, the grooms looked after the horses, while the caravan leaders went around the town shopping. It was they who announced: “Tonight, we </text:span><text:span text:style-name="T21">sha</text:span><text:span text:style-name="T9">ll stop at Loshu /lo˧ʂv̩˩/ (=Luoshui, by the Lake)! Tomorrow, we'll reach Luggu /lo˧gv̩˩/ (Ninglang)!”</text:span></text:p>
      <text:p text:style-name="P6" loext:marker-style-name="T9"><text:span text:style-name="T9">In the past, when we set off from Yongning, we spent the night in Luggu /lo˧gv̩˩/ (Ninglang). When we set off from Ninglang, we would spend the night at Bae'ercho /pæ˧ɻæ˩-ʈʂʰo˩/ (红桥). From here, it is only a day's walk to Luggu (Ninglang). The journey from Yongning to Ninglang used to involve three stages! We spent three nights on the way! (Note: in the past, it took three days from Ninglang to Yongning; seven days from Lijiang to Yongning; three months from Yongning to Lhasa.) </text:span></text:p>
      <text:p text:style-name="P6" loext:marker-style-name="T9"><text:span text:style-name="T9">At lunchtime, the horses were taken out of their saddles and led out to pasture. Again, in the evening, we took their saddles off and prepared the camp. There were no hotels like there are now! We slept in the mountains, by the side of the road, and that was that! In the old days, we didn't take the same route as we do now. (Note: today's road crosses the Yangtze much further downstream than where the caravaneers travelling from Lijiang to Yongning used to cross it.) The way back was via the Lijiang glacier </text:span><text:span text:style-name="T21">[</text:span><text:span text:style-name="T9">Mount Yulong</text:span><text:span text:style-name="T21">]</text:span><text:span text:style-name="T9">. They would take you over a rope bridge over the Yangtze. The horses were tied with a wooden accessory that slid over the rope bridge. Once the horse was securely attached, Whizz!!! it was </text:span><text:span text:style-name="T21">sent across</text:span><text:span text:style-name="T9"> the river on the rope. On the other side, on the cliff, someone would </text:span><text:span text:style-name="T21">grab</text:span><text:span text:style-name="T9"> the horse. The wooden slide would be </text:span><text:span text:style-name="T21">shuffled</text:span><text:span text:style-name="T9"> back over the other rope bridge, whose incline </text:span><text:span text:style-name="T21">was designed for</text:span><text:span text:style-name="T9"> passage in the other direction. </text:span><text:span text:style-name="T21">A</text:span><text:span text:style-name="T9">nd so on. That's what we used to call ‘crossing the Yangtze’! “Eeeh! Tonight, the caravaneers are going to make it to the Yangtze”, the family members who stayed at home </text:span><text:soft-page-break/><text:span text:style-name="T21">would say</text:span><text:span text:style-name="T9">. The women of the family were counting the days! “They must have reached </text:span><text:span text:style-name="T21">this place by now;</text:span><text:span text:style-name="T9"> they must have reached th</text:span><text:span text:style-name="T21">at place</text:span><text:span text:style-name="T9">; in so many days, they'll be here, then there, then there...”. There were no telephones like there are now! If they did n</text:span><text:span text:style-name="T21">o</text:span><text:span text:style-name="T9">t come back, a few days after the expected return date, the family would start to worry. “Alas! Have they fallen victim to a bandit attack? Alas, my son is not coming back!” His mother was very worried! She ran back and forth, asking: “It seems that some people from the village of Ggae'er /gæ˧ɻæ˩/ were part of the same caravan; have they returned?” Then she'd set off running again, once more asking the women from the various households! We asked people we knew, friends, for news. If we left together, and you came back first, my family will be asking you for news, won't they. If I'm the first one back, they'll ask me! Finally, someone who had just returned gave some news: “They'll be here by this evening! </text:span><text:span text:style-name="T22">Come on, d</text:span><text:span text:style-name="T9">on't worry!”</text:span></text:p>
      <text:p text:style-name="P6" loext:marker-style-name="T9"><text:span text:style-name="T9">My uncle Gesso was the caravan leader, he was in charge of the purchases, and he carried the money! </text:span><text:span text:style-name="T22">U</text:span><text:span text:style-name="T9">ncle Baepae /pæ˩pʰæ˧˥/ was really clever too! He looked after the horses. They went to Lhasa, and then to Xichang, Yanyuan... In the old days, when we didn't know where someone had gone [in Sichuan or Yunnan: Chengdu, Xichang, Kunming...], we used to say: “He's gone to the Chinese regions! This time they've gone to pick up a load of rice!” In the old days, there was no rice in Yongning! All we had was rice brought by caravan from the Chinese regions. But the lord, with the help of the Chinese, gradually understood: a few Chinese families settled down; and as they planted a few plots of rice, </text:span><text:span text:style-name="T22">the trick</text:span><text:span text:style-name="T9"> was passed on from one </text:span><text:span text:style-name="T22">family </text:span><text:span text:style-name="T9">to the next: you plant a plot; we plant a plot; and so on. That's how this culture spread! </text:span></text:p>
      <text:p text:style-name="P10" loext:marker-style-name="T9"><text:span text:style-name="T9">There could be thirty, forty, fifty horses in a caravan! On the Yongning plain, there was a herd of horses belonging to the people of the village of Khaeqie /qʰæ˧tɕʰi˧/; one </text:span><text:span text:style-name="T22">belonging to</text:span><text:span text:style-name="T9"> Alawua /ə˧lɑ˧-ʁwɤ˧/; one </text:span><text:span text:style-name="T22">from</text:span><text:span text:style-name="T9"> Ggae'er /gæ˧ɻæ˩/! one </text:span><text:span text:style-name="T22">f</text:span><text:span text:style-name="T9">rom Langua mountain /lɑ˧ŋwɤ˧/! one from Zhoshi /ʈʂo˧ʂɯ#˥/ village! We knew </text:span><text:span text:style-name="T22">one</text:span><text:span text:style-name="T9"> </text:span><text:span text:style-name="T22">an</text:span><text:span text:style-name="T9">other, we were friends, we understood </text:span><text:span text:style-name="T22">one an</text:span><text:span text:style-name="T9">other well, so we set off together, in the same troop. The horses followed each other in a long line, their bells going ‘gling, gling, gling!’ The bells on their chests would go ‘ding, ding, ding!’ and the bells would go ‘</text:span><text:span text:style-name="T22">d</text:span><text:span text:style-name="T9">ooong, dooong, dooong!’ (Note: the mules had bells that made a deeper sound.) We, the people of the household, would recogni</text:span><text:span text:style-name="T22">z</text:span><text:span text:style-name="T9">e our caravan by its particular noise when it approached, even before it had reached the valley! We'd say: “Ooh! Here they come! Ooh! you can hear the lead horse's bells.” </text:span></text:p>
      <text:p text:style-name="P6" loext:marker-style-name="T9"><text:span text:style-name="T9">It was my eldest uncle, my mother's eldest brother, who drove the horses, and my youngest uncle helped him. When they set off in their caravan, they knew that there was a risk of encountering brigands at this or that place; so they were warned and managed to outwit the brigands! (Note: the brigands knew the caravaneers; they chose whom they would attack; some caravaneers who had good relations with the brigands' chiefs were spared; brigands who would have attacked them would </text:span><text:span text:style-name="T22">run into trouble</text:span><text:span text:style-name="T9"> with their chiefs.)</text:span></text:p>
      <text:p text:style-name="P6" loext:marker-style-name="T9"><text:span text:style-name="T9">In the old days, when you crossed the Yangtze, the brigands </text:span><text:span text:style-name="T23">c</text:span><text:span text:style-name="T9">ould rob you and take </text:span><text:span text:style-name="T23">away </text:span><text:span text:style-name="T9">everything! The horse would come back empty! (The brigands stole all the goods, and often let the horses go; it was difficult to resell </text:span><text:span text:style-name="T23">horses</text:span><text:span text:style-name="T9">, because horse convoys did not go unnoticed, and the horses could be recogni</text:span><text:span text:style-name="T23">z</text:span><text:span text:style-name="T9">ed, wh</text:span><text:span text:style-name="T23">ereas</text:span><text:span text:style-name="T9"> the goods could easily be disguised, the money </text:span><text:soft-page-break/><text:span text:style-name="T9">buried...) In the past, five of my family's horses were stolen! That's how it happened. A family hired one of my uncles to go off in a caravan; they must have been people from Luggu /lo˧gv̩˩/ (Ninglang)! They had hired five men, and they had set off with ten horses. Well, the brigands, they stole it all! There was nothing we could do! (Approximate date of events: around 1960. The speaker was already about ten years old. She </text:span><text:span text:style-name="T23">has vivid memories </text:span><text:span text:style-name="T9">because her uncle, the second-in-command, had promised her little silver trinkets, and the sad and disappointed niece remembers his </text:span><text:span text:style-name="T24">undignified </text:span><text:span text:style-name="T9">return.) It gave us quite a scare! This is what my grandmother used to say: “Losing money is no big deal, but if I lose my sons...!” We got everyone in the village together to go and look for my uncle. </text:span><text:span text:style-name="T25">He finally came back a</text:span><text:span text:style-name="T9">t night. He didn't have his clothes on, he was naked! He </text:span><text:span text:style-name="T25">had to give</text:span><text:span text:style-name="T9"> them his </text:span><text:span text:style-name="T25">very </text:span><text:span text:style-name="T9">knickers! The bandits had completely stripped the people in the caravan and taken all their clothes. They had also taken all the horses.</text:span></text:p>
      <text:p text:style-name="P6" loext:marker-style-name="T9"><text:span text:style-name="T9">Then the eldest uncle said: “Don't worry, don't worry! I'm going to buy back as much as has been lost.” (Note: some of the goods in the caravan belonged to the family: the cargo of five of the horses). </text:span><text:span text:style-name="T25">He was as good as his word:</text:span><text:span text:style-name="T9"> he bought a </text:span><text:span text:style-name="T25">fresh </text:span><text:span text:style-name="T9">load, and went off to sell it, </text:span><text:span text:style-name="T25">so as </text:span><text:span text:style-name="T9">to put this sad episode behind </text:span><text:span text:style-name="T25">us</text:span><text:span text:style-name="T9">. </text:span></text:p>
      <text:p text:style-name="P6" loext:marker-style-name="T9"><text:span text:style-name="T25">Let me think</text:span><text:span text:style-name="T9">... Adizzee /ə˧ti˥dzi˩/ [Weixi], where was </text:span><text:span text:style-name="T25">that</text:span><text:span text:style-name="T9">, who knows! I don't know! Adizzee... When we went to Adizzee, didn't we come back via the Yangtze? Would that be the place they call “Baoshan”? Today, we talk about “Baoshan” [宝山] and “Fengke” [奉科], in Chinese! This place called Adizzee /ə˧ti˥dzi˩/ used to have a fabulous trade! We used to talk about “Adizzee clothes”: </text:span><text:span text:style-name="T25">c</text:span><text:span text:style-name="T9">otton fabrics, large quantities of which were brought back </text:span><text:span text:style-name="T25">by the caravaneers</text:span><text:span text:style-name="T9">. The women of Yongning used to buy them! There were also Adizzee belts. A belt used to sell for a silver coin. Now that was really </text:span><text:span text:style-name="T25">a significant price</text:span><text:span text:style-name="T9">! A skirt cost exactly three silver coins. A set of ten bowls was worth two silver coins! </text:span><text:span text:style-name="T25">To give you an idea of the price scale, you should know that</text:span><text:span text:style-name="T9"> a family that had collected ten silver coins at home </text:span><text:span text:style-name="T25">could live on that during the</text:span><text:span text:style-name="T9"> whole year. Back then, who had </text:span><text:span text:style-name="T25">whole </text:span><text:span text:style-name="T9">bundles of money like they do today? </text:span></text:p>
      <text:p text:style-name="P6" loext:marker-style-name="T9"><text:span text:style-name="T10">C</text:span><text:span text:style-name="T9">aravaneers used to go everywhere! Not least in Muli. The family of the lord of Muli were called “the Guca /kv̩˧tsʰɑ˥$/ of Muli”! In the past, we knew the lord of the Yongning monastery; he </text:span><text:span text:style-name="T25">thought highly</text:span><text:span text:style-name="T9"> of the men in our family, and he decided to put my uncle in the service of the lord of Muli, in the service of the Guca family! (Summary of this story: one of the narrator's uncles was sent to the lord of Muli by the lord of Yongning, to be in his service; but after seven years he returned to Yongning. On his return he spoke the Pumi language fluently.) The lords of Muli and th</text:span><text:span text:style-name="T26">ose at th</text:span><text:span text:style-name="T9">e </text:span><text:span text:style-name="T26">Yongning </text:span><text:span text:style-name="T9">monastery were linked by family ties! The lords of Muli and those of the Yongning monastery were like brothers! (</text:span><text:span text:style-name="T26">T</text:span><text:span text:style-name="T9">hey were linked by family alliances; according to the speaker's memories, a princess from Yongning had married a lord from Muli.) They stood together, supporting each other in times of need. For example, if there are a lot of people in my area, I'll give you some subjects! That's how the subjects of the Lord of Yongning could be put to work for the Lord of Muli. That's how my uncle was once sent to serve the lords of Muli. Over there, my uncle drove caravans for this lord. When he returned by caravan, he gave the lord of the Yongning monastery what he had brought back; and in turn, the lords of </text:span><text:soft-page-break/><text:span text:style-name="T9">the monastery sent these goods to other destinations. Once the caravan expedition was over, he returned to his role as subject of the Muli lords. </text:span></text:p>
      <text:p text:style-name="P6" loext:marker-style-name="T9"><text:span text:style-name="T9">But my uncle has been flirting with girls, so they say! And in particular with a good friend of the Lord of Muli. So the Lord of Muli got angry, and sent him back to Yongning. He wanted to give him back to the lord of the Yongning monastery. But my uncle said: “Oh no, </text:span><text:span text:style-name="T26">that’s not the way it works</text:span><text:span text:style-name="T9">! I don't want to be the subject of the lord of the Yongning monastery, any more than I want to be the subject of the lord of Muli! I'm going to </text:span><text:span text:style-name="T26">put together </text:span><text:span text:style-name="T9">my own caravan!” So saying, he </text:span><text:span text:style-name="T27">went on</text:span><text:span text:style-name="T9"> to drive his own caravans! In our village, there was only my uncle who drove caravans, he was the only one. All the families in the village, those who had a horse, came to ask him: “Uncle, please! Uncle Gesso, please drive our horse, loaded with </text:span><text:span text:style-name="T27">our</text:span><text:span text:style-name="T9"> goods! We're begging you! We'll share the profits with you! You'll buy salt and bring it back to us, you'll buy tea and bring it back!” And they entrusted him with their horse loaded with goods. People like him, well, today we'd call them “bosses”! (Chinese word: 老板, with great prestige in early 21st century China.)</text:span></text:p>
      <text:p text:style-name="P6" loext:marker-style-name="T9"><text:span text:style-name="T9">Those were the days of the caravan! Nobody stayed at home and did nothing. All the able-bodied men roamed the roads with the caravans! During the rainy season, the men stayed in Yongning with their animals, and the women cut hay for the horses, taking care to feed them well! (Explanation: during the rainy season, there was hardly any travel; the caravans only travelled during the dry season, when the roads were more practicable: from September/October to April/May). </text:span><text:span text:style-name="T27">Going on a</text:span><text:span text:style-name="T9"> caravan w</text:span><text:span text:style-name="T27">as</text:span><text:span text:style-name="T9"> really exhausting, w</text:span><text:span text:style-name="T27">asn’t it</text:span><text:span text:style-name="T9">! That's how it used to be!</text:span></text:p>
      <text:p text:style-name="P6" loext:marker-style-name="T9"><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6T17:34:29.019443464</meta:creation-date>
    <dc:date>2024-12-19T18:56:33.780420585</dc:date>
    <meta:editing-duration>PT10H44M47S</meta:editing-duration>
    <meta:editing-cycles>26</meta:editing-cycles>
    <meta:generator>LibreOffice/24.2.7.2$Linux_X86_64 LibreOffice_project/420$Build-2</meta:generator>
    <meta:document-statistic meta:table-count="0" meta:image-count="0" meta:object-count="0" meta:page-count="13" meta:paragraph-count="50" meta:word-count="7878" meta:character-count="44585" meta:non-whitespace-character-count="36763"/>
  </office:meta>
</office:document-meta>
</file>